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cm" svg:height="1.5cm" svg:x="5cm" svg:y="8cm">
          <text:p text:style-name="P1">何れかの武器ボタンが選択される</text:p>
        </draw:rect>
        <draw:rect draw:style-name="gr1" draw:text-style-name="P1" draw:layer="layout" svg:width="10.5cm" svg:height="2cm" svg:x="5cm" svg:y="13cm">
          <text:p text:style-name="P1">ボタンに対応したステートと</text:p>
          <text:p text:style-name="P1">武器がアクティブになる</text:p>
        </draw:rect>
      </draw:page>
      <draw:page draw:name="page2" draw:style-name="dp1" draw:master-page-name="Default">
        <draw:rect draw:style-name="gr1" draw:text-style-name="P1" xml:id="id4" draw:id="id4" draw:layer="layout" svg:width="4.5cm" svg:height="2cm" svg:x="7.5cm" svg:y="1.5cm">
          <text:p text:style-name="P1">Gunshot</text:p>
        </draw:rect>
        <draw:custom-shape draw:style-name="gr2" draw:text-style-name="P1" xml:id="id1" draw:id="id1" draw:layer="layout" svg:width="8.5cm" svg:height="3cm" svg:x="5.5cm" svg:y="6.5cm">
          <text:p text:style-name="P1">次の武器選択まで待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3" draw:id="id3" draw:layer="layout" svg:width="4cm" svg:height="2cm" svg:x="1.5cm" svg:y="12cm">
          <text:p text:style-name="P1">Gunshot</text:p>
        </draw:rect>
        <draw:rect draw:style-name="gr1" draw:text-style-name="P1" xml:id="id5" draw:id="id5" draw:layer="layout" svg:width="4cm" svg:height="2cm" svg:x="11cm" svg:y="12cm">
          <text:p text:style-name="P1">Wall</text:p>
        </draw:rect>
        <draw:rect draw:style-name="gr1" draw:text-style-name="P1" xml:id="id2" draw:id="id2" draw:layer="layout" svg:width="4cm" svg:height="2cm" svg:x="15.5cm" svg:y="12cm">
          <text:p text:style-name="P1">Loof</text:p>
        </draw:rect>
        <draw:connector draw:style-name="gr3" draw:text-style-name="P1" draw:layer="layout" svg:x1="14cm" svg:y1="8cm" svg:x2="17.5cm" svg:y2="12cm" draw:start-shape="id1" draw:start-glue-point="7" draw:end-shape="id2" draw:end-glue-point="0" svg:d="m14000 8000h3500v4000">
          <text:p/>
        </draw:connector>
        <draw:connector draw:style-name="gr3" draw:text-style-name="P1" draw:layer="layout" svg:x1="5.5cm" svg:y1="8cm" svg:x2="3.5cm" svg:y2="12cm" draw:start-shape="id1" draw:start-glue-point="5" draw:end-shape="id3" svg:d="m5500 8000h-2000v4000">
          <text:p/>
        </draw:connector>
        <draw:connector draw:style-name="gr3" draw:text-style-name="P1" draw:layer="layout" svg:x1="9.75cm" svg:y1="3.5cm" svg:x2="9.75cm" svg:y2="6.5cm" draw:start-shape="id4" draw:start-glue-point="2" draw:end-shape="id1" draw:end-glue-point="4" svg:d="m9750 3500v3000">
          <text:p/>
        </draw:connector>
        <draw:rect draw:style-name="gr1" draw:text-style-name="P1" xml:id="id6" draw:id="id6" draw:layer="layout" svg:width="4cm" svg:height="2cm" svg:x="6cm" svg:y="12cm">
          <text:p text:style-name="P1">Floor</text:p>
        </draw:rect>
        <draw:connector draw:style-name="gr3" draw:text-style-name="P1" draw:layer="layout" draw:type="curve" svg:x1="9.75cm" svg:y1="9.5cm" svg:x2="13cm" svg:y2="12cm" draw:start-shape="id1" draw:start-glue-point="6" draw:end-shape="id5" svg:d="m9750 9500c0 1876 3250 627 3250 2500">
          <text:p/>
        </draw:connector>
        <draw:connector draw:style-name="gr3" draw:text-style-name="P1" draw:layer="layout" draw:type="curve" svg:x1="9.75cm" svg:y1="9.5cm" svg:x2="8cm" svg:y2="12cm" draw:start-shape="id1" draw:end-shape="id6" draw:end-glue-point="0" svg:d="m9750 9500c0 1876-1750 627-1750 2500">
          <text:p/>
        </draw:connector>
        <draw:connector draw:style-name="gr3" draw:text-style-name="P1" draw:layer="layout" draw:line-skew="2.499cm 5.749cm" svg:x1="17.5cm" svg:y1="14cm" svg:x2="9.75cm" svg:y2="6.5cm" draw:start-shape="id2" draw:start-glue-point="2" draw:end-shape="id1" draw:end-glue-point="4" svg:d="m17500 14000v3000h3000v-11001h-10750v501">
          <text:p/>
        </draw:connector>
        <draw:connector draw:style-name="gr3" draw:text-style-name="P1" draw:layer="layout" draw:line-skew="1.999cm 0cm -0.499cm" svg:x1="3.5cm" svg:y1="14cm" svg:x2="9.75cm" svg:y2="6.5cm" draw:start-shape="id3" draw:start-glue-point="2" draw:end-shape="id1" draw:end-glue-point="4" svg:d="m3500 14000v2500h-2501v-11000h8751v1000">
          <text:p/>
        </draw:connector>
        <draw:connector draw:style-name="gr3" draw:text-style-name="P1" draw:layer="layout" draw:line-skew="3.499cm 6.999cm -0.999cm" svg:x1="13cm" svg:y1="14cm" svg:x2="9.75cm" svg:y2="6.5cm" draw:start-shape="id5" draw:start-glue-point="2" draw:end-shape="id1" draw:end-glue-point="4" svg:d="m13000 14000v4000h9500v-13000h-12750v1500">
          <text:p/>
        </draw:connector>
        <draw:connector draw:style-name="gr3" draw:text-style-name="P1" draw:layer="layout" draw:line-skew="2.999cm -4.499cm -1.499cm" svg:x1="8cm" svg:y1="14cm" svg:x2="9.75cm" svg:y2="6.5cm" draw:start-shape="id6" draw:start-glue-point="2" draw:end-shape="id1" draw:end-glue-point="4" svg:d="m8000 14000v3500h-7500v-13000h925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4M4S</meta:editing-duration>
    <meta:editing-cycles>3</meta:editing-cycles>
    <meta:generator>OpenOffice/4.0.1$Win32 OpenOffice.org_project/401m5$Build-9714</meta:generator>
    <dc:date>2014-09-27T14:38:09.55</dc:date>
    <meta:document-statistic meta:object-count="17"/>
  </office:meta>
</office:document-meta>
</file>